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bdbb4" officeooo:paragraph-rsid="000bdbb4"/>
    </style:style>
    <style:style style:name="P2" style:family="paragraph" style:parent-style-name="Preformatted_20_Text">
      <style:text-properties officeooo:rsid="000bdbb4" officeooo:paragraph-rsid="000d87e2"/>
    </style:style>
    <style:style style:name="P3" style:family="paragraph" style:parent-style-name="Preformatted_20_Text">
      <style:text-properties officeooo:rsid="000ffe09" officeooo:paragraph-rsid="000ffe09"/>
    </style:style>
    <style:style style:name="P4" style:family="paragraph" style:parent-style-name="Preformatted_20_Text">
      <style:text-properties officeooo:rsid="000ffe09" officeooo:paragraph-rsid="0016d272"/>
    </style:style>
    <style:style style:name="P5" style:family="paragraph" style:parent-style-name="Preformatted_20_Text">
      <style:text-properties officeooo:rsid="00116dbe" officeooo:paragraph-rsid="00116dbe"/>
    </style:style>
    <style:style style:name="T1" style:family="text">
      <style:text-properties officeooo:rsid="000d759b"/>
    </style:style>
    <style:style style:name="T2" style:family="text">
      <style:text-properties officeooo:rsid="000d87e2"/>
    </style:style>
    <style:style style:name="T3" style:family="text">
      <style:text-properties officeooo:rsid="000ffe09"/>
    </style:style>
    <style:style style:name="T4" style:family="text">
      <style:text-properties officeooo:rsid="00125d8a"/>
    </style:style>
    <style:style style:name="T5" style:family="text">
      <style:text-properties fo:color="#00a933" loext:opacity="100%" officeooo:rsid="000d87e2"/>
    </style:style>
    <style:style style:name="T6" style:family="text">
      <style:text-properties fo:color="#00a933" loext:opacity="100%" fo:font-weight="bold" officeooo:rsid="000d87e2" style:font-weight-asian="bold" style:font-weight-complex="bold"/>
    </style:style>
    <style:style style:name="T7" style:family="text">
      <style:text-properties fo:color="#00a933" loext:opacity="100%" fo:font-weight="bold" officeooo:rsid="0018b77b" style:font-weight-asian="bold" style:font-weight-complex="bold"/>
    </style:style>
    <style:style style:name="T8" style:family="text">
      <style:text-properties fo:color="#00a933" loext:opacity="100%" officeooo:rsid="0018b77b"/>
    </style:style>
    <style:style style:name="T9" style:family="text">
      <style:text-properties officeooo:rsid="0016d272"/>
    </style:style>
    <style:style style:name="T10" style:family="text">
      <style:text-properties officeooo:rsid="00183574"/>
    </style:style>
    <style:style style:name="T11" style:family="text">
      <style:text-properties officeooo:rsid="0018b7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tudent:</text:p>
      <text:p text:style-name="P2"><text:span text:style-name="T3">i) </text:span>Create account: <text:span text:style-name="T1">Student can create account just giving user name &amp; password. Email is optional. </text:span><text:span text:style-name="T11">I use </text:span><text:span text:style-name="T7">Django Authentications</text:span><text:span text:style-name="T11"> for creating this.</text:span></text:p>
      <text:p text:style-name="P2"/>
      <text:p text:style-name="P4">ii) <text:span text:style-name="T9">Update account: </text:span><text:span text:style-name="T1">After login, s/he can edit her/his profile giving first name, last name, email, birth date, address, mobile and a profile pic. </text:span><text:span text:style-name="T2">I implement this </text:span><text:span text:style-name="T6">using Django Signals</text:span><text:span text:style-name="T2">.</text:span></text:p>
      <text:p text:style-name="P3"/>
      <text:p text:style-name="P3"/>
      <text:p text:style-name="P5">Iii) <text:span text:style-name="T10">Reset password: </text:span></text:p>
      <text:p text:style-name="P5"/>
      <text:p text:style-name="P5">Admin: </text:p>
      <text:p text:style-name="P5"><text:span text:style-name="T4">i</text:span>)</text:p>
      <text:p text:style-name="P5"/>
      <text:p text:style-name="P5"/>
      <text:p text:style-name="P5">ii)</text:p>
      <text:p text:style-name="P5"/>
      <text:p text:style-name="P5"/>
      <text:p text:style-name="P5">iii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5T22:15:15.531366589</dc:date>
    <meta:editing-duration>PT17M58S</meta:editing-duration>
    <meta:editing-cycles>13</meta:editing-cycles>
    <meta:generator>LibreOffice/7.0.3.1$Linux_X86_64 LibreOffice_project/d7547858d014d4cf69878db179d326fc3483e082</meta:generator>
    <meta:document-statistic meta:table-count="0" meta:image-count="0" meta:object-count="0" meta:page-count="1" meta:paragraph-count="8" meta:word-count="61" meta:character-count="376" meta:non-whitespace-character-count="321"/>
  </office:meta>
</office:document-meta>
</file>